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ba8" officeooo:paragraph-rsid="00135ba8"/>
    </style:style>
    <style:style style:name="P2" style:family="paragraph" style:parent-style-name="Standard">
      <style:text-properties officeooo:rsid="00135ba8" officeooo:paragraph-rsid="00135ba8"/>
    </style:style>
    <style:style style:name="P3" style:family="paragraph" style:parent-style-name="Standard">
      <style:text-properties officeooo:rsid="00135ba8" officeooo:paragraph-rsid="00166f1e"/>
    </style:style>
    <style:style style:name="P4" style:family="paragraph" style:parent-style-name="Standard">
      <style:text-properties officeooo:rsid="00135ba8" officeooo:paragraph-rsid="00181b48"/>
    </style:style>
    <style:style style:name="P5" style:family="paragraph" style:parent-style-name="Standard">
      <style:text-properties officeooo:rsid="00135ba8" officeooo:paragraph-rsid="001b9c6d"/>
    </style:style>
    <style:style style:name="P6" style:family="paragraph" style:parent-style-name="Standard">
      <style:text-properties officeooo:rsid="00135ba8" officeooo:paragraph-rsid="001ee918"/>
    </style:style>
    <style:style style:name="P7" style:family="paragraph" style:parent-style-name="Standard">
      <style:text-properties officeooo:rsid="00135ba8" officeooo:paragraph-rsid="001fdfb9"/>
    </style:style>
    <style:style style:name="P8" style:family="paragraph" style:parent-style-name="Standard">
      <style:text-properties officeooo:rsid="00135ba8" officeooo:paragraph-rsid="00217f32"/>
    </style:style>
    <style:style style:name="P9" style:family="paragraph" style:parent-style-name="Standard">
      <style:text-properties officeooo:rsid="00149b39" officeooo:paragraph-rsid="00149b39"/>
    </style:style>
    <style:style style:name="P10" style:family="paragraph" style:parent-style-name="Standard">
      <style:text-properties officeooo:rsid="0015ba88" officeooo:paragraph-rsid="0015ba88"/>
    </style:style>
    <style:style style:name="P11" style:family="paragraph" style:parent-style-name="Standard">
      <style:text-properties officeooo:rsid="00181b48" officeooo:paragraph-rsid="00181b48"/>
    </style:style>
    <style:style style:name="P12" style:family="paragraph" style:parent-style-name="Standard">
      <style:text-properties officeooo:rsid="001cfc7b" officeooo:paragraph-rsid="001cfc7b"/>
    </style:style>
    <style:style style:name="P13" style:family="paragraph" style:parent-style-name="Standard">
      <style:text-properties officeooo:rsid="001ee918" officeooo:paragraph-rsid="001ee918"/>
    </style:style>
    <style:style style:name="P14" style:family="paragraph" style:parent-style-name="Standard">
      <style:text-properties officeooo:rsid="001fdfb9" officeooo:paragraph-rsid="001fdfb9"/>
    </style:style>
    <style:style style:name="P15" style:family="paragraph" style:parent-style-name="Standard">
      <style:text-properties officeooo:rsid="00210b4d" officeooo:paragraph-rsid="00210b4d"/>
    </style:style>
    <style:style style:name="P16" style:family="paragraph" style:parent-style-name="Standard">
      <style:text-properties officeooo:rsid="00228868" officeooo:paragraph-rsid="00228868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5ba88" officeooo:paragraph-rsid="0015ba88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e918" officeooo:paragraph-rsid="001ee918"/>
    </style:style>
    <style:style style:name="T1" style:family="text">
      <style:text-properties officeooo:rsid="00166f1e"/>
    </style:style>
    <style:style style:name="T2" style:family="text">
      <style:text-properties officeooo:rsid="00181b48"/>
    </style:style>
    <style:style style:name="T3" style:family="text">
      <style:text-properties officeooo:rsid="001b9c6d"/>
    </style:style>
    <style:style style:name="T4" style:family="text">
      <style:text-properties officeooo:rsid="001ee918"/>
    </style:style>
    <style:style style:name="T5" style:family="text">
      <style:text-properties officeooo:rsid="001fdfb9"/>
    </style:style>
    <style:style style:name="T6" style:family="text">
      <style:text-properties officeooo:rsid="00217f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***************<text:span text:style-name="T1">UNO**********</text:span></text:p>
      <text:p text:style-name="P1">x: 4.17706391869</text:p>
      <text:p text:style-name="P1">y: -0.100802740371</text:p>
      <text:p text:style-name="P1">z: 1.29707676311</text:p>
      <text:p text:style-name="P1">w: 2.689</text:p>
      <text:p text:style-name="P1">---</text:p>
      <text:p text:style-name="P3">***************<text:span text:style-name="T1">DOS**********</text:span></text:p>
      <text:p text:style-name="P9">---</text:p>
      <text:p text:style-name="P9">x: 1.29603985958</text:p>
      <text:p text:style-name="P9">y: 245.649494471</text:p>
      <text:p text:style-name="P9">z: -488.057585783</text:p>
      <text:p text:style-name="P9">w: 2.689</text:p>
      <text:p text:style-name="P9">---</text:p>
      <text:p text:style-name="P3">***************<text:span text:style-name="T1">TRES**********</text:span></text:p>
      <text:p text:style-name="P9">---</text:p>
      <text:p text:style-name="P9">x: 1.10584280916</text:p>
      <text:p text:style-name="P9">y: 0.350936483435</text:p>
      <text:p text:style-name="P9">z: 0.856353385261</text:p>
      <text:p text:style-name="P9">w: 2.689</text:p>
      <text:p text:style-name="P9">---</text:p>
      <text:p text:style-name="P3">***************<text:span text:style-name="T1">CUATRO**********</text:span></text:p>
      <text:p text:style-name="P10">---</text:p>
      <text:p text:style-name="P10">x: 1.73164575865</text:p>
      <text:p text:style-name="P10">y: 0.693984770999</text:p>
      <text:p text:style-name="P10">z: -0.162730881671</text:p>
      <text:p text:style-name="P17">w: 2.689</text:p>
      <text:p text:style-name="P4"/>
      <text:p text:style-name="P4">***************<text:span text:style-name="T2">CINCO**********</text:span></text:p>
      <text:p text:style-name="P11">---</text:p>
      <text:p text:style-name="P11">x: 2.52530227529</text:p>
      <text:p text:style-name="P11">y: 0.816277821336</text:p>
      <text:p text:style-name="P11">z: -1.52652813105</text:p>
      <text:p text:style-name="P11">w: 2.689</text:p>
      <text:p text:style-name="P11">---</text:p>
      <text:p text:style-name="P5">***************<text:span text:style-name="T3">SEIS*********</text:span></text:p>
      <text:p text:style-name="P12">---</text:p>
      <text:p text:style-name="P12">x: 4.23861786508</text:p>
      <text:p text:style-name="P12">y: -0.137808458427</text:p>
      <text:p text:style-name="P12">z: -0.168390151452</text:p>
      <text:p text:style-name="P12">w: 2.689</text:p>
      <text:p text:style-name="P12">---</text:p>
      <text:p text:style-name="P6">***************<text:span text:style-name="T3">SIETE*********</text:span></text:p>
      <text:p text:style-name="P13">x: 2.71308628704</text:p>
      <text:p text:style-name="P13">y: -0.473431537782</text:p>
      <text:p text:style-name="P13">z: 0.941201873527</text:p>
      <text:p text:style-name="P18">w: 2.689</text:p>
      <text:p text:style-name="P6">***************<text:span text:style-name="T4">OCHO*********</text:span></text:p>
      <text:p text:style-name="P14">x: 2.5377780672</text:p>
      <text:p text:style-name="P14">y: 0.480675454641</text:p>
      <text:p text:style-name="P14">z: 0.584624175997</text:p>
      <text:p text:style-name="P14">w: 2.689</text:p>
      <text:p text:style-name="P7"><text:soft-page-break/>***************<text:span text:style-name="T5">NUEVE*********</text:span></text:p>
      <text:p text:style-name="P15"/>
      <text:p text:style-name="P15">x: 220.017183159</text:p>
      <text:p text:style-name="P15">y: -51.6393211371</text:p>
      <text:p text:style-name="P15">z: 1.08757919955</text:p>
      <text:p text:style-name="P15">w: 2.689</text:p>
      <text:p text:style-name="P15">---</text:p>
      <text:p text:style-name="P8">***************<text:span text:style-name="T6">DIEZ*********</text:span></text:p>
      <text:p text:style-name="P16">x: 220.017183159</text:p>
      <text:p text:style-name="P16">y: -51.6393211371</text:p>
      <text:p text:style-name="P16">z: 1.08757919955</text:p>
      <text:p text:style-name="P16">w: 2.689</text:p>
      <text:p text:style-name="P16">---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2:06:48.286858282</meta:creation-date>
    <dc:date>2020-04-17T12:39:24.740243941</dc:date>
    <meta:editing-duration>PT27M2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102" meta:character-count="904" meta:non-whitespace-character-count="864"/>
  </office:meta>
</office:document-meta>
</file>